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color="#d2a8ff"/>
    </style:style>
    <style:style style:name="T2" style:family="text">
      <style:text-properties fo:color="#a5d6ff"/>
    </style:style>
    <style:style style:name="T3" style:family="text">
      <style:text-properties fo:color="#d69a00"/>
    </style:style>
    <style:style style:name="T4" style:family="text">
      <style:text-properties fo:color="#79c0ff"/>
    </style:style>
    <style:style style:name="T5" style:family="text">
      <style:text-properties fo:color="#83d4ff"/>
    </style:style>
    <style:style style:name="T6" style:family="text">
      <style:text-properties fo:color="#ffa657"/>
    </style:style>
    <style:style style:name="T7" style:family="text">
      <style:text-properties officeooo:rsid="001a7663"/>
    </style:style>
    <style:style style:name="T8" style:family="text">
      <style:text-properties officeooo:rsid="001ade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******************** <text:span text:style-name="T7">booking calendar in <text:s/>woocommerce *************************//</text:span></text:p>
      <text:p text:style-name="Standard"/>
      <text:p text:style-name="Standard">//************<text:span text:style-name="T8">write code in functions.php*************//</text:span></text:p>
      <text:p text:style-name="Standard"/>
      <text:p text:style-name="Standard">add_action('woocommerce_after_shop_loop_item_title', 'calendar_event');</text:p>
      <text:p text:style-name="Standard">function calendar_event()</text:p>
      <text:p text:style-name="Standard">{</text:p>
      <text:p text:style-name="Standard"/>
      <text:p text:style-name="Standard">echo '&lt;div id="address_field"&gt;&lt;h1&gt;Calendar&lt;/h1&gt;</text:p>
      <text:p text:style-name="Standard">From:</text:p>
      <text:p text:style-name="Standard">&lt;input type="text" id="from_date"&gt;</text:p>
      <text:p text:style-name="Standard">To:</text:p>
      <text:p text:style-name="Standard">&lt;input type="text" id="to_date"&gt;';</text:p>
      <text:p text:style-name="Standard">echo '&lt;/div&gt;';</text:p>
      <text:p text:style-name="Standard">?&gt;</text:p>
      <text:p text:style-name="Standard">&lt;script src="https://ajax.googleapis.com/ajax/libs/jquery/3.6.1/jquery.min.js"&gt;&lt;/script&gt;</text:p>
      <text:p text:style-name="Standard">&lt;script src="//ajax.googleapis.com/ajax/libs/jqueryui/1.12.1/jquery-ui.min.js" type="text/javascript"&gt;&lt;/script&gt;</text:p>
      <text:p text:style-name="Standard">&lt;link href="//ajax.googleapis.com/ajax/libs/jqueryui/1.12.1/themes/base/jquery-ui.css" rel="Stylesheet" type="text/css" /&gt;</text:p>
      <text:p text:style-name="Standard">&lt;script type="text/javascript"&gt;</text:p>
      <text:p text:style-name="Standard">$(document).ready(function() {</text:p>
      <text:p text:style-name="Standard">$(function() {</text:p>
      <text:p text:style-name="Standard">var date = new Date();</text:p>
      <text:p text:style-name="Standard">console.log(date, "jdhs");</text:p>
      <text:p text:style-name="Standard">$("#from_date").datepicker({</text:p>
      <text:p text:style-name="Standard">numberOfMonths: 1,</text:p>
      <text:p text:style-name="Standard">dateFormat: 'mm/dd/yy',</text:p>
      <text:p text:style-name="Standard">minDate: date,</text:p>
      <text:p text:style-name="Standard">onSelect: function(selected) {</text:p>
      <text:p text:style-name="Standard">var dt = new Date(selected);</text:p>
      <text:p text:style-name="Standard">//dt.setDate(dt.getDate() + 1);</text:p>
      <text:p text:style-name="Standard">dt.setDate(dt.getDate());</text:p>
      <text:p text:style-name="Standard">$("#to_date").datepicker("option", "minDate", dt);</text:p>
      <text:p text:style-name="Standard">}</text:p>
      <text:p text:style-name="Standard">});</text:p>
      <text:p text:style-name="Standard">$("#to_date").datepicker({</text:p>
      <text:p text:style-name="Standard">numberOfMonths: 1,</text:p>
      <text:p text:style-name="Standard">dateFormat: 'mm/dd/yy',</text:p>
      <text:p text:style-name="Standard">minDate: date,</text:p>
      <text:p text:style-name="Standard">onSelect: function(selected) {</text:p>
      <text:p text:style-name="Standard">var dt = new Date(selected);</text:p>
      <text:p text:style-name="Standard">//dt.setDate(dt.getDate() - 1);</text:p>
      <text:p text:style-name="Standard">dt.setDate(dt.getDate());</text:p>
      <text:p text:style-name="Standard">$("#from_date").datepicker("option", "maxDate", dt);</text:p>
      <text:p text:style-name="Standard">}</text:p>
      <text:p text:style-name="Standard">});</text:p>
      <text:p text:style-name="Standard">});</text:p>
      <text:p text:style-name="Standard">});</text:p>
      <text:p text:style-name="Standard">&lt;/script&gt;</text:p>
      <text:p text:style-name="Standard">&lt;?php</text:p>
      <text:p text:style-name="Standard">}</text:p>
      <text:p text:style-name="Standard"><text:soft-page-break/></text:p>
      <text:p text:style-name="Standard">?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2T17:19:39.661316734</meta:creation-date>
    <dc:date>2022-12-22T17:21:38.906579719</dc:date>
    <meta:editing-duration>PT1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106" meta:character-count="1344" meta:non-whitespace-character-count="1285"/>
  </office:meta>
</office:document-meta>
</file>